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80000024A11FB0F82.png"/>
  <manifest:file-entry manifest:media-type="image/png" manifest:full-path="Pictures/10000000000002D1000002C3435A8B5D.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x="-0.76cm" svg:y="0.332cm" svg:width="19.279cm" svg:height="18.9cm" draw:z-index="0"><draw:image xlink:href="Pictures/10000000000002D1000002C3435A8B5D.png" xlink:type="simple" xlink:show="embed" xlink:actuate="onLoad"/></draw:frame><draw:frame draw:style-name="fr2" draw:name="graphics1" text:anchor-type="paragraph" svg:x="1.729cm" svg:y="14.769cm" svg:width="14.199cm" svg:height="12.929cm" draw:z-index="1"><draw:image xlink:href="Pictures/10000201000002B80000024A11FB0F82.png" xlink:type="simple" xlink:show="embed" xlink:actuate="onLoad"/><draw:contour-polygon svg:width="18.362cm" svg:height="15.452cm" svg:viewBox="0 0 18362 15452" draw:points="26,26 26,53 26,79 26,106 26,132 26,159 26,185 26,212 26,238 26,265 26,291 26,318 26,344 26,370 26,397 26,423 26,450 26,476 26,503 26,529 26,556 26,582 26,609 26,635 26,661 26,688 26,714 26,741 26,767 26,794 26,820 26,847 26,873 26,900 26,926 26,953 26,979 26,1005 26,1032 26,1058 26,1085 26,1111 26,1138 26,1164 26,1191 26,1217 26,1244 4392,1270 26,1296 26,1323 26,1349 26,1376 26,1402 26,1429 26,1455 26,1482 26,1508 26,1535 26,1561 26,1588 26,1614 26,1640 26,1667 26,1693 26,1720 26,1746 26,1773 26,1799 26,1826 26,1852 26,1879 26,1905 26,1931 26,1958 26,1984 26,2011 26,2037 26,2064 26,2090 26,2117 26,2143 26,2196 26,2223 26,2249 26,2275 26,2302 26,2328 26,2355 26,2381 26,2408 26,2434 26,2461 26,2487 26,2514 26,2540 26,2566 26,2593 26,2619 26,2646 26,2672 26,2699 26,2725 26,2752 26,2778 26,2805 17939,2831 17939,2858 7276,2884 7276,2910 7276,2937 7276,2963 7276,2990 7276,3016 7276,3043 7276,3069 7276,3096 7276,3122 7276,3149 7276,3175 7276,3201 7276,3228 7276,3254 7276,3281 7276,3307 7276,3334 7276,3360 7276,3387 7276,3413 7276,3440 7276,3466 7276,3493 7276,3519 7276,3545 7276,3572 7276,3598 7276,3625 7276,3651 7276,3678 7276,3704 7276,3731 17939,3757 17939,3784 17939,3810 17939,3836 17939,3863 17939,3889 17939,3916 17939,3942 17939,3969 17939,3995 17939,4022 17939,4048 17939,4075 17939,4101 17939,4128 17939,4154 344,4180 79,4207 159,4233 159,4260 159,4286 159,4313 159,4339 159,4366 159,4392 159,4419 159,4445 159,4471 1111,4498 1138,4524 1138,4551 17939,4577 17939,4604 17939,4630 17939,4657 212,4683 212,4710 212,4736 212,4763 132,4789 106,4815 79,4842 79,4868 79,4895 79,4921 79,4948 106,4974 529,5001 529,5027 529,5054 17939,5080 17939,5106 17939,5133 17939,5159 688,5186 688,5212 79,5239 79,5265 53,5292 79,5318 79,5345 79,5371 79,5398 79,5424 79,5450 106,5477 4075,5503 3969,5530 3969,5556 17939,5583 17939,5609 17939,5636 17939,5662 17939,5689 17939,5715 17939,5741 17939,5768 17939,5794 17939,5821 17939,5847 17939,5874 17939,5900 17939,5927 17939,5953 17939,5980 291,6006 79,6033 106,6059 106,6085 106,6112 106,6138 106,6165 106,6191 106,6218 106,6244 106,6271 79,6297 556,6324 556,6350 529,6376 17939,6403 17939,6429 17939,6456 17939,6482 1244,6509 1244,6535 79,6562 79,6588 53,6615 79,6641 79,6668 79,6694 79,6720 79,6747 79,6773 106,6800 1905,6826 1799,6853 1799,6879 17939,6906 17939,6932 17939,6959 17939,6985 17939,7011 2302,7038 847,7064 847,7091 53,7117 79,7144 79,7170 106,7197 106,7223 132,7250 132,7276 132,7303 132,7329 132,7355 106,7382 17939,7408 17939,7435 17939,7461 17939,7488 17939,7514 17939,7541 17939,7567 17939,7594 17939,7620 17939,7646 17939,7673 17939,7699 17939,7726 17939,7752 17939,7779 17939,7805 17939,7832 2143,7858 106,7885 106,7911 106,7938 106,7964 106,7990 106,8017 106,8043 106,8070 106,8096 106,8123 106,8149 106,8176 106,8202 106,8229 106,8255 106,8281 3731,8308 3545,8334 3545,8361 3545,8387 17939,8414 17939,8440 17939,8467 17939,8493 17939,8520 17939,8546 17939,8573 17939,8599 17939,8625 17939,8652 17939,8678 17939,8705 17939,8731 17939,8758 17939,8784 17939,8811 1482,8837 159,8864 106,8890 106,8916 79,8943 79,8969 79,8996 79,9022 79,9049 106,9075 106,9102 159,9128 212,9155 238,9181 238,9208 17939,9234 17939,9260 17939,9287 17939,9313 132,9340 106,9366 106,9393 106,9419 79,9446 106,9472 106,9499 106,9525 106,9551 106,9578 106,9604 106,9631 12779,9657 12779,9684 12753,9710 17939,9737 17939,9763 17939,9790 17939,9816 17939,9843 1614,9869 741,9895 1561,9922 1561,9948 159,9975 132,10001 132,10028 132,10054 106,10081 106,10107 106,10134 79,10160 556,10186 423,10213 423,10239 17939,10266 17939,10292 17939,10319 17939,10345 17939,10372 17939,10398 17939,10425 17939,10451 17939,10478 17939,10504 17939,10530 17939,10557 17939,10583 17939,10610 17939,10636 17939,10663 1614,10689 79,10716 79,10742 79,10769 79,10795 79,10821 79,10848 79,10874 79,10901 79,10927 79,10954 79,10980 979,11007 873,11033 873,11060 17939,11086 17939,11113 17939,11139 17939,11165 17939,11192 17939,11218 17939,11245 17939,11271 17939,11298 17939,11324 17939,11351 17939,11377 17939,11404 17939,11430 17939,11456 17939,11483 1376,11509 476,11536 556,11562 556,11589 556,11615 529,11642 529,11668 529,11695 503,11721 503,11748 503,11774 476,11800 794,11827 767,11853 741,11880 17939,11906 17939,11933 17939,11959 17939,11986 17939,12012 17939,12039 17939,12065 17939,12091 17939,12118 17939,12144 17939,12171 17939,12197 17939,12224 17939,12250 17939,12277 17939,12303 17939,12330 17939,12356 106,12383 106,12409 106,12435 106,12462 106,12488 106,12515 106,12541 106,12568 106,12594 106,12621 106,12647 106,12674 106,12700 106,12726 106,12753 106,12779 17939,12806 17939,12832 17939,12859 17939,12885 17939,12912 17939,12938 17939,12965 17939,12991 17939,13018 17939,13044 17939,13070 17939,13097 17939,13123 17939,13150 17939,13176 17939,13203 17939,13229 17939,13256 17939,13282 17939,13309 450,13335 79,13361 79,13388 79,13414 79,13441 79,13467 79,13494 79,13520 79,13547 79,13573 79,13600 79,13626 16748,13653 16748,13679 16748,13705 17939,13732 17939,13758 17939,13785 17939,13811 212,13838 212,13864 212,13891 212,13917 132,13944 106,13970 79,13996 79,14023 79,14049 79,14076 79,14102 106,14129 1879,14155 1879,14182 1852,14208 17939,14235 17939,14261 17939,14288 17939,14314 17939,14340 17939,14367 17939,14393 17939,14420 17939,14446 17939,14473 17939,14499 17939,14526 17939,14552 17939,14579 17939,14605 17939,14631 2699,14658 1138,14684 1138,14711 873,14737 847,14764 847,14790 847,14817 847,14843 873,14870 1138,14896 1138,14923 1138,14949 2196,14975 26,15002 26,15028 26,15055 26,15081 26,15108 26,15134 26,15161 26,15187 26,15214 26,15240 26,15266 26,15293 26,15319 26,15346 26,15372 26,15399 26,15425 26,15452 18336,15452 18362,15425 18362,15399 18309,15372 18336,15346 18362,15319 18362,15293 18309,15266 18336,15240 18362,15214 18362,15187 18362,15161 18362,15134 18362,15108 18362,15081 18362,15055 18362,15028 18362,15002 18362,14975 18362,14949 18362,14923 18362,14896 18362,14870 18362,14843 18362,14817 18362,14790 18362,14764 18362,14737 18362,14711 18362,14684 18362,14658 18362,14631 18362,14605 18362,14579 18362,14552 18362,14526 18362,14499 18362,14473 18362,14446 18362,14420 18362,14393 18362,14367 18362,14340 18362,14314 18362,14288 18362,14261 18362,14235 18362,14208 18362,14182 18362,14155 18362,14129 18362,14102 18362,14076 18362,14049 18362,14023 18362,13996 18362,13970 18362,13944 18362,13917 18362,13891 18362,13864 18362,13838 18362,13811 18362,13785 18362,13758 18362,13732 18362,13705 18362,13679 18362,13653 18362,13626 18362,13600 18362,13573 18362,13547 18362,13520 18362,13494 18362,13467 18362,13441 18362,13414 18362,13388 18362,13361 18362,13335 18362,13309 18362,13282 18362,13256 18362,13229 18362,13203 18362,13176 18362,13150 18362,13123 18362,13097 18362,13070 18362,13044 18362,13018 18362,12991 18362,12965 18362,12938 18362,12912 18362,12885 18362,12859 18362,12832 18362,12806 18362,12779 18362,12753 18362,12726 18362,12700 18362,12674 18362,12647 18362,12621 18362,12594 18362,12568 18362,12541 18362,12515 18362,12488 18362,12462 18362,12435 18362,12409 18362,12383 18362,12356 18362,12330 18362,12303 18362,12277 18362,12250 18362,12224 18362,12197 18362,12171 18362,12144 18362,12118 18362,12091 18362,12065 18362,12039 18362,12012 18362,11986 18362,11959 18362,11933 18362,11906 18362,11880 18362,11853 18362,11827 18362,11800 18362,11774 18362,11748 18362,11721 18362,11695 18362,11668 18362,11642 18362,11615 18362,11589 18362,11562 18362,11536 18362,11509 18362,11483 18362,11456 18362,11430 18362,11404 18362,11377 18362,11351 18362,11324 18362,11298 18362,11271 18362,11245 18362,11218 18362,11192 18362,11165 18362,11139 18362,11113 18362,11086 18362,11060 18362,11033 18362,11007 18362,10980 18362,10954 18362,10927 18362,10901 18362,10874 18362,10848 18362,10821 18362,10795 18362,10769 18362,10742 18362,10716 18362,10689 18362,10663 18362,10636 18362,10610 18362,10583 18362,10557 18362,10530 18362,10504 18362,10478 18362,10451 18362,10425 18362,10398 18362,10372 18362,10345 18362,10319 18362,10292 18362,10266 18362,10239 18362,10213 18362,10186 18362,10160 18362,10134 18362,10107 18362,10081 18362,10054 18362,10028 18362,10001 18362,9975 18362,9948 18362,9922 18362,9895 18362,9869 18362,9843 18362,9816 18362,9790 18362,9763 18362,9737 18362,9710 18362,9684 18362,9657 18362,9631 18362,9604 18362,9578 18362,9551 18362,9525 18362,9499 18362,9472 18362,9446 18362,9419 18362,9393 18362,9366 18362,9340 18362,9313 18362,9287 18362,9260 18362,9234 18362,9208 18362,9181 18362,9155 18362,9128 18362,9102 18362,9075 18362,9049 18362,9022 18362,8996 18362,8969 18362,8943 18362,8916 18362,8890 18362,8864 18362,8837 18362,8811 18362,8784 18362,8758 18362,8731 18362,8705 18362,8678 18362,8652 18362,8625 18362,8599 18362,8573 18362,8546 18362,8520 18362,8493 18362,8467 18362,8440 18362,8414 18362,8387 18362,8361 18362,8334 18362,8308 18362,8281 18362,8255 18362,8229 18362,8202 18362,8176 18362,8149 18362,8123 18362,8096 18362,8070 18362,8043 18362,8017 18362,7990 18362,7964 18362,7938 18362,7911 18362,7885 18362,7858 18362,7832 18362,7805 18362,7779 18362,7752 18362,7726 18362,7699 18362,7673 18362,7646 18362,7620 18362,7594 18362,7567 18362,7541 18362,7514 18362,7488 18362,7461 18362,7435 18362,7408 18362,7382 18362,7355 18362,7329 18362,7303 18362,7276 18362,7250 18362,7223 18362,7197 18362,7170 18362,7144 18362,7117 18362,7091 18362,7064 18362,7038 18362,7011 18362,6985 18362,6959 18362,6932 18362,6906 18362,6879 18362,6853 18362,6826 18362,6800 18362,6773 18362,6747 18362,6720 18362,6694 18362,6668 18362,6641 18362,6615 18362,6588 18362,6562 18362,6535 18362,6509 18362,6482 18362,6456 18362,6429 18362,6403 18362,6376 18362,6350 18362,6324 18362,6297 18362,6271 18362,6244 18362,6218 18362,6191 18362,6165 18362,6138 18362,6112 18362,6085 18362,6059 18362,6033 18362,6006 18362,5980 18362,5953 18362,5927 18362,5900 18362,5874 18362,5847 18362,5821 18362,5794 18362,5768 18362,5741 18362,5715 18362,5689 18362,5662 18362,5636 18362,5609 18362,5583 18362,5556 18362,5530 18362,5503 18362,5477 18362,5450 18362,5424 18362,5398 18362,5371 18362,5345 18362,5318 18362,5292 18362,5265 18362,5239 18362,5212 18362,5186 18362,5159 18362,5133 18362,5106 18362,5080 18362,5054 18362,5027 18362,5001 18362,4974 18362,4948 18362,4921 18362,4895 18362,4868 18362,4842 18362,4815 18362,4789 18362,4763 18362,4736 18362,4710 18362,4683 18362,4657 18362,4630 18362,4604 18362,4577 18362,4551 18362,4524 18362,4498 18362,4471 18362,4445 18362,4419 18362,4392 18362,4366 18362,4339 18362,4313 18362,4286 18362,4260 18362,4233 18362,4207 18362,4180 18362,4154 18362,4128 18362,4101 18362,4075 18362,4048 18362,4022 18362,3995 18362,3969 18362,3942 18362,3916 18362,3889 18362,3863 18362,3836 18362,3810 18362,3784 18362,3757 18362,3731 18362,3704 18362,3678 18362,3651 18362,3625 18362,3598 18362,3572 18362,3545 18362,3519 18362,3493 18362,3466 18362,3440 18362,3413 18362,3387 18362,3360 18362,3334 18362,3307 18362,3281 18362,3254 18362,3228 18362,3201 18362,3175 18362,3149 18362,3122 18362,3096 18362,3069 18362,3043 18362,3016 18362,2990 18362,2963 18362,2937 18362,2910 18362,2884 18362,2858 18362,2831 18362,2805 18362,2778 18362,2752 18362,2725 18362,2699 18362,2672 18362,2646 18362,2619 18362,2593 18362,2566 18362,2540 18362,2514 18362,2487 18362,2461 18362,2434 18362,2408 18362,2381 18362,2355 18362,2328 18362,2302 18362,2275 18362,2249 18362,2223 18362,2196 18362,2143 18362,2117 18362,2090 18362,2064 18362,2037 18362,2011 18362,1984 18362,1958 18362,1931 18362,1905 18362,1879 18362,1852 18362,1826 18362,1799 18362,1773 18362,1746 18362,1720 18362,1693 18362,1667 18362,1640 18362,1614 18362,1588 18362,1561 18362,1535 18362,1508 18362,1482 18362,1455 18362,1429 18362,1402 18362,1376 18362,1349 18362,1323 18362,1296 8811,1270 18362,1244 18362,1217 18362,1191 18362,1164 18362,1138 18362,1111 18362,1085 18362,1058 18362,1032 18362,1005 18362,979 18362,953 18362,926 18362,900 18362,873 18362,847 18362,820 18362,794 18362,767 18362,741 18362,714 18362,688 18362,661 18362,635 18362,609 18362,582 18362,556 18362,529 18362,503 18362,476 18362,450 18362,423 18362,397 18362,370 18362,344 18362,318 18362,291 18362,265 18362,238 18362,212 18362,185 18362,159 18362,132 18362,106 18362,79 18362,53 18362,26" draw:recreate-on-edit="false"/></draw:frame></text:p>
      <text:p text:style-name="Standard"/>
      <text:p text:style-name="Standard">Tanks to Okular from KD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08-05-10T11:01:09</meta:creation-date>
    <dc:date>2011-10-03T17:46:08</dc:date>
    <meta:editing-cycles>4</meta:editing-cycles>
    <meta:editing-duration>PT6M40S</meta:editing-duration>
    <dc:creator>peter </dc:creator>
    <meta:document-statistic meta:table-count="0" meta:image-count="2" meta:object-count="0" meta:page-count="1" meta:paragraph-count="1" meta:word-count="5" meta:character-count="24"/>
    <meta:user-defined meta:name="Info 1"/>
    <meta:user-defined meta:name="Info 2"/>
    <meta:user-defined meta:name="Info 3"/>
    <meta:user-defined meta:name="Info 4"/>
  </office:meta>
</office:document-meta>
</file>